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2.1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fol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Portfolio Overview Tabl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Frontend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Project / Purpose</text:p>
          </table:table-cell>
          <table:table-cell table:style-name="ce3"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HTML/CSS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Voting / Polls CRUD ap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stAPI</text:p>
          </table:table-cell>
          <table:table-cell office:value-type="string" calcext:value-type="string">
            <text:p>Svelte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Housing &amp; Income Analytics API</text:p>
          </table:table-cell>
          <table:table-cell/>
        </table:table-row>
        <table:table-row table:style-name="ro1">
          <table:table-cell office:value-type="string" calcext:value-type="string">
            <text:p>the blockchain</text:p>
          </table:table-cell>
          <table:table-cell office:value-type="string" calcext:value-type="string">
            <text:p>React, Vue, or Svelte</text:p>
          </table:table-cell>
          <table:table-cell/>
          <table:table-cell office:value-type="string" calcext:value-type="string">
            <text:p>Smart Contract Voting App</text:p>
          </table:table-cell>
          <table:table-cell/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Vue.js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Task Manager REST API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LiveView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Real-time Crypto Dashboard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uggested orde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ango → foundational full-stack skill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stAPI → modern async API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ckchain / Web3 → standout skill for niche, high-paying job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lask → lightweight API projec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oenix → real-time functional app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ust → optional, niche, future-proof</text:p>
          </table:table-cell>
          <table:table-cell table:number-columns-repeated="4"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6T11:31:07.575077000</dc:date>
    <meta:editing-duration>PT29M15S</meta:editing-duration>
    <meta:editing-cycles>5</meta:editing-cycles>
    <meta:generator>LibreOffice/25.8.1.1$FreeBSD_X86_64 LibreOffice_project/580$Build-1</meta:generator>
    <meta:document-statistic meta:table-count="1" meta:cell-count="34" meta:object-count="0"/>
  </office:meta>
</office:document-meta>
</file>